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4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10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2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168" calcext:value-type="float">
            <text:p>1720.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5584" calcext:value-type="float">
            <text:p>1720.3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4248" calcext:value-type="float">
            <text:p>1720.2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596" calcext:value-type="float">
            <text:p>1720.2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5104" calcext:value-type="float">
            <text:p>1720.2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12" calcext:value-type="float">
            <text:p>1720.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7672" calcext:value-type="float">
            <text:p>1720.2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2432" calcext:value-type="float">
            <text:p>1720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7192" calcext:value-type="float">
            <text:p>1720.2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1096" calcext:value-type="float">
            <text:p>1720.2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3288" calcext:value-type="float">
            <text:p>1720.2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7192" calcext:value-type="float">
            <text:p>1720.2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15" calcext:value-type="float">
            <text:p>1720.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11952" calcext:value-type="float">
            <text:p>1720.2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976" calcext:value-type="float">
            <text:p>1720.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0616" calcext:value-type="float">
            <text:p>1720.1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976" calcext:value-type="float">
            <text:p>1720.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0616" calcext:value-type="float">
            <text:p>1720.1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87568" calcext:value-type="float">
            <text:p>1720.1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78424" calcext:value-type="float">
            <text:p>1720.1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63184" calcext:value-type="float">
            <text:p>1720.1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57088" calcext:value-type="float">
            <text:p>1720.1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47944" calcext:value-type="float">
            <text:p>1720.1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388" calcext:value-type="float">
            <text:p>1720.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32704" calcext:value-type="float">
            <text:p>1720.1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388" calcext:value-type="float">
            <text:p>1720.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35752" calcext:value-type="float">
            <text:p>1720.1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7464" calcext:value-type="float">
            <text:p>1720.1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02224" calcext:value-type="float">
            <text:p>1720.1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6128" calcext:value-type="float">
            <text:p>1720.0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784" calcext:value-type="float">
            <text:p>1720.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1744" calcext:value-type="float">
            <text:p>1720.0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4792" calcext:value-type="float">
            <text:p>1720.0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6984" calcext:value-type="float">
            <text:p>1720.0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6984" calcext:value-type="float">
            <text:p>1720.0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6984" calcext:value-type="float">
            <text:p>1720.0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0032" calcext:value-type="float">
            <text:p>1720.0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8696" calcext:value-type="float">
            <text:p>1720.0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784" calcext:value-type="float">
            <text:p>1720.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1744" calcext:value-type="float">
            <text:p>1720.0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26" calcext:value-type="float">
            <text:p>1720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26" calcext:value-type="float">
            <text:p>1720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6504" calcext:value-type="float">
            <text:p>1720.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5648" calcext:value-type="float">
            <text:p>1720.0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6504" calcext:value-type="float">
            <text:p>1720.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6504" calcext:value-type="float">
            <text:p>1720.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44312" calcext:value-type="float">
            <text:p>1720.0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26" calcext:value-type="float">
            <text:p>1720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26" calcext:value-type="float">
            <text:p>1720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0408" calcext:value-type="float">
            <text:p>1720.0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0408" calcext:value-type="float">
            <text:p>1720.0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4736" calcext:value-type="float">
            <text:p>1720.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41264" calcext:value-type="float">
            <text:p>1720.0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38216" calcext:value-type="float">
            <text:p>1720.0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38216" calcext:value-type="float">
            <text:p>1720.0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19928" calcext:value-type="float">
            <text:p>1720.0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10784" calcext:value-type="float">
            <text:p>1720.0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7736" calcext:value-type="float">
            <text:p>1720.0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2496" calcext:value-type="float">
            <text:p>1719.9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9448" calcext:value-type="float">
            <text:p>1719.9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5544" calcext:value-type="float">
            <text:p>1719.9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8592" calcext:value-type="float">
            <text:p>1719.9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164" calcext:value-type="float">
            <text:p>1720.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164" calcext:value-type="float">
            <text:p>1720.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9448" calcext:value-type="float">
            <text:p>1719.9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7256" calcext:value-type="float">
            <text:p>1719.9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0304" calcext:value-type="float">
            <text:p>1719.9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4208" calcext:value-type="float">
            <text:p>1719.9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116" calcext:value-type="float">
            <text:p>1719.9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3352" calcext:value-type="float">
            <text:p>1719.9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64" calcext:value-type="float">
            <text:p>1719.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4208" calcext:value-type="float">
            <text:p>1719.9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592" calcext:value-type="float">
            <text:p>1719.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2872" calcext:value-type="float">
            <text:p>1719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3728" calcext:value-type="float">
            <text:p>1719.9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7632" calcext:value-type="float">
            <text:p>1719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2392" calcext:value-type="float">
            <text:p>1719.9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3248" calcext:value-type="float">
            <text:p>1719.9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7152" calcext:value-type="float">
            <text:p>1719.9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9344" calcext:value-type="float">
            <text:p>1719.9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9344" calcext:value-type="float">
            <text:p>1719.9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2392" calcext:value-type="float">
            <text:p>1719.9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4584" calcext:value-type="float">
            <text:p>1719.9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068" calcext:value-type="float">
            <text:p>1719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6776" calcext:value-type="float">
            <text:p>1719.9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8968" calcext:value-type="float">
            <text:p>1719.9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4208" calcext:value-type="float">
            <text:p>1719.9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4208" calcext:value-type="float">
            <text:p>1719.9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0304" calcext:value-type="float">
            <text:p>1719.9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2496" calcext:value-type="float">
            <text:p>1719.9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164" calcext:value-type="float">
            <text:p>1720.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9448" calcext:value-type="float">
            <text:p>1719.9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7256" calcext:value-type="float">
            <text:p>1719.9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68112" calcext:value-type="float">
            <text:p>1719.9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116" calcext:value-type="float">
            <text:p>1719.9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592" calcext:value-type="float">
            <text:p>1719.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6776" calcext:value-type="float">
            <text:p>1719.9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7632" calcext:value-type="float">
            <text:p>1719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9824" calcext:value-type="float">
            <text:p>1719.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9824" calcext:value-type="float">
            <text:p>1719.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068" calcext:value-type="float">
            <text:p>1719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7632" calcext:value-type="float">
            <text:p>1719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3728" calcext:value-type="float">
            <text:p>1719.9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4584" calcext:value-type="float">
            <text:p>1719.9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592" calcext:value-type="float">
            <text:p>1719.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2872" calcext:value-type="float">
            <text:p>1719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3728" calcext:value-type="float">
            <text:p>1719.9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8488" calcext:value-type="float">
            <text:p>1719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068" calcext:value-type="float">
            <text:p>1719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9824" calcext:value-type="float">
            <text:p>1719.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3728" calcext:value-type="float">
            <text:p>1719.9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068" calcext:value-type="float">
            <text:p>1719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9824" calcext:value-type="float">
            <text:p>1719.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9824" calcext:value-type="float">
            <text:p>1719.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068" calcext:value-type="float">
            <text:p>1719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7152" calcext:value-type="float">
            <text:p>1719.9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9496" calcext:value-type="float">
            <text:p>1719.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82768" calcext:value-type="float">
            <text:p>1719.8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7972" calcext:value-type="float">
            <text:p>1719.8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73624" calcext:value-type="float">
            <text:p>1719.8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67528" calcext:value-type="float">
            <text:p>1719.8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58384" calcext:value-type="float">
            <text:p>1719.8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37048" calcext:value-type="float">
            <text:p>1719.8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0352" calcext:value-type="float">
            <text:p>1719.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69992" calcext:value-type="float">
            <text:p>1719.7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82184" calcext:value-type="float">
            <text:p>1719.7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91328" calcext:value-type="float">
            <text:p>1719.7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97424" calcext:value-type="float">
            <text:p>1719.7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09616" calcext:value-type="float">
            <text:p>1719.8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21808" calcext:value-type="float">
            <text:p>1719.8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30952" calcext:value-type="float">
            <text:p>1719.8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43144" calcext:value-type="float">
            <text:p>1719.8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61432" calcext:value-type="float">
            <text:p>1719.8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7972" calcext:value-type="float">
            <text:p>1719.8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1056" calcext:value-type="float">
            <text:p>1719.9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592" calcext:value-type="float">
            <text:p>1719.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9448" calcext:value-type="float">
            <text:p>1719.9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3352" calcext:value-type="float">
            <text:p>1719.9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65064" calcext:value-type="float">
            <text:p>1719.9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46776" calcext:value-type="float">
            <text:p>1719.9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2544" calcext:value-type="float">
            <text:p>1719.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02" calcext:value-type="float">
            <text:p>1719.9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02" calcext:value-type="float">
            <text:p>1719.9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1056" calcext:value-type="float">
            <text:p>1719.9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70576" calcext:value-type="float">
            <text:p>1719.8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21808" calcext:value-type="float">
            <text:p>1719.8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30952" calcext:value-type="float">
            <text:p>1719.8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46192" calcext:value-type="float">
            <text:p>1719.8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70576" calcext:value-type="float">
            <text:p>1719.8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7152" calcext:value-type="float">
            <text:p>1719.9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7632" calcext:value-type="float">
            <text:p>1719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62016" calcext:value-type="float">
            <text:p>1719.9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2496" calcext:value-type="float">
            <text:p>1719.9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29072" calcext:value-type="float">
            <text:p>1720.0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308" calcext:value-type="float">
            <text:p>1720.0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05272" calcext:value-type="float">
            <text:p>1720.1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0832" calcext:value-type="float">
            <text:p>1720.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4416" calcext:value-type="float">
            <text:p>1720.1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2356" calcext:value-type="float">
            <text:p>1720.1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2356" calcext:value-type="float">
            <text:p>1720.1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7464" calcext:value-type="float">
            <text:p>1720.1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1368" calcext:value-type="float">
            <text:p>1720.1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05272" calcext:value-type="float">
            <text:p>1720.1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6128" calcext:value-type="float">
            <text:p>1720.0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6984" calcext:value-type="float">
            <text:p>1720.0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4792" calcext:value-type="float">
            <text:p>1720.0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71744" calcext:value-type="float">
            <text:p>1720.0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308" calcext:value-type="float">
            <text:p>1720.0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9176" calcext:value-type="float">
            <text:p>1720.0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02224" calcext:value-type="float">
            <text:p>1720.1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96128" calcext:value-type="float">
            <text:p>1720.0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0888" calcext:value-type="float">
            <text:p>1720.0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8696" calcext:value-type="float">
            <text:p>1720.0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9552" calcext:value-type="float">
            <text:p>1720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3456" calcext:value-type="float">
            <text:p>1720.0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44312" calcext:value-type="float">
            <text:p>1720.0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29072" calcext:value-type="float">
            <text:p>1720.0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1688" calcext:value-type="float">
            <text:p>1720.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4688" calcext:value-type="float">
            <text:p>1720.0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9448" calcext:value-type="float">
            <text:p>1719.9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116" calcext:value-type="float">
            <text:p>1719.9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592" calcext:value-type="float">
            <text:p>1719.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4584" calcext:value-type="float">
            <text:p>1719.9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6296" calcext:value-type="float">
            <text:p>1719.9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98008" calcext:value-type="float">
            <text:p>1719.8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82768" calcext:value-type="float">
            <text:p>1719.8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67528" calcext:value-type="float">
            <text:p>1719.8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55336" calcext:value-type="float">
            <text:p>1719.8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43144" calcext:value-type="float">
            <text:p>1719.8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24856" calcext:value-type="float">
            <text:p>1719.8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97424" calcext:value-type="float">
            <text:p>1719.7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60848" calcext:value-type="float">
            <text:p>1719.7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7304" calcext:value-type="float">
            <text:p>1719.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85232" calcext:value-type="float">
            <text:p>1719.7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00472" calcext:value-type="float">
            <text:p>1719.8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1876" calcext:value-type="float">
            <text:p>1719.8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34" calcext:value-type="float">
            <text:p>1719.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58384" calcext:value-type="float">
            <text:p>1719.8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85816" calcext:value-type="float">
            <text:p>1719.8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6296" calcext:value-type="float">
            <text:p>1719.9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68112" calcext:value-type="float">
            <text:p>1719.9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116" calcext:value-type="float">
            <text:p>1719.9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68112" calcext:value-type="float">
            <text:p>1719.9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2872" calcext:value-type="float">
            <text:p>1719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31536" calcext:value-type="float">
            <text:p>1719.9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8968" calcext:value-type="float">
            <text:p>1719.9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8592" calcext:value-type="float">
            <text:p>1719.9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6504" calcext:value-type="float">
            <text:p>1720.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6504" calcext:value-type="float">
            <text:p>1720.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26024" calcext:value-type="float">
            <text:p>1720.0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864" calcext:value-type="float">
            <text:p>1719.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0164" calcext:value-type="float">
            <text:p>1720.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26024" calcext:value-type="float">
            <text:p>1720.0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41264" calcext:value-type="float">
            <text:p>1720.0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53456" calcext:value-type="float">
            <text:p>1720.0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5648" calcext:value-type="float">
            <text:p>1720.0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83936" calcext:value-type="float">
            <text:p>1720.0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1368" calcext:value-type="float">
            <text:p>1720.1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41848" calcext:value-type="float">
            <text:p>1720.1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63184" calcext:value-type="float">
            <text:p>1720.1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26608" calcext:value-type="float">
            <text:p>1720.1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17464" calcext:value-type="float">
            <text:p>1720.1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29656" calcext:value-type="float">
            <text:p>1720.1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44896" calcext:value-type="float">
            <text:p>1720.1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63184" calcext:value-type="float">
            <text:p>1720.1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78424" calcext:value-type="float">
            <text:p>1720.1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1096" calcext:value-type="float">
            <text:p>1720.2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4624" calcext:value-type="float">
            <text:p>1720.2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2056" calcext:value-type="float">
            <text:p>1720.2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7776" calcext:value-type="float">
            <text:p>1720.3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4728" calcext:value-type="float">
            <text:p>1720.3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8632" calcext:value-type="float">
            <text:p>1720.3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9488" calcext:value-type="float">
            <text:p>1720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9488" calcext:value-type="float">
            <text:p>1720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3392" calcext:value-type="float">
            <text:p>1720.3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0344" calcext:value-type="float">
            <text:p>1720.3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4248" calcext:value-type="float">
            <text:p>1720.2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5104" calcext:value-type="float">
            <text:p>1720.2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2912" calcext:value-type="float">
            <text:p>1720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7672" calcext:value-type="float">
            <text:p>1720.2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1576" calcext:value-type="float">
            <text:p>1720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7672" calcext:value-type="float">
            <text:p>1720.2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072" calcext:value-type="float">
            <text:p>1720.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072" calcext:value-type="float">
            <text:p>1720.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072" calcext:value-type="float">
            <text:p>1720.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4624" calcext:value-type="float">
            <text:p>1720.2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9384" calcext:value-type="float">
            <text:p>1720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4144" calcext:value-type="float">
            <text:p>1720.2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2808" calcext:value-type="float">
            <text:p>1720.2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8452" calcext:value-type="float">
            <text:p>1720.1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0616" calcext:value-type="float">
            <text:p>1720.1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3664" calcext:value-type="float">
            <text:p>1720.1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6928" calcext:value-type="float">
            <text:p>1720.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2808" calcext:value-type="float">
            <text:p>1720.2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9384" calcext:value-type="float">
            <text:p>1720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2912" calcext:value-type="float">
            <text:p>1720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4728" calcext:value-type="float">
            <text:p>1720.3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7776" calcext:value-type="float">
            <text:p>1720.3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3016" calcext:value-type="float">
            <text:p>1720.3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788" calcext:value-type="float">
            <text:p>1720.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1784" calcext:value-type="float">
            <text:p>1720.3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03976" calcext:value-type="float">
            <text:p>1720.4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03976" calcext:value-type="float">
            <text:p>1720.4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4832" calcext:value-type="float">
            <text:p>1720.3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8736" calcext:value-type="float">
            <text:p>1720.3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788" calcext:value-type="float">
            <text:p>1720.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1312" calcext:value-type="float">
            <text:p>1720.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5312" calcext:value-type="float">
            <text:p>1720.4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31408" calcext:value-type="float">
            <text:p>1720.4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31408" calcext:value-type="float">
            <text:p>1720.4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2264" calcext:value-type="float">
            <text:p>1720.4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34456" calcext:value-type="float">
            <text:p>1720.4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836" calcext:value-type="float">
            <text:p>1720.4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2264" calcext:value-type="float">
            <text:p>1720.4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1312" calcext:value-type="float">
            <text:p>1720.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4832" calcext:value-type="float">
            <text:p>1720.3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4832" calcext:value-type="float">
            <text:p>1720.3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07024" calcext:value-type="float">
            <text:p>1720.4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10072" calcext:value-type="float">
            <text:p>1720.4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788" calcext:value-type="float">
            <text:p>1720.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00928" calcext:value-type="float">
            <text:p>1720.4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788" calcext:value-type="float">
            <text:p>1720.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0448" calcext:value-type="float">
            <text:p>1720.3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0448" calcext:value-type="float">
            <text:p>1720.3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1304" calcext:value-type="float">
            <text:p>1720.3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0448" calcext:value-type="float">
            <text:p>1720.3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1784" calcext:value-type="float">
            <text:p>1720.3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8736" calcext:value-type="float">
            <text:p>1720.3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9592" calcext:value-type="float">
            <text:p>1720.3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6544" calcext:value-type="float">
            <text:p>1720.3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8256" calcext:value-type="float">
            <text:p>1720.3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3016" calcext:value-type="float">
            <text:p>1720.3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692" calcext:value-type="float">
            <text:p>1720.3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5208" calcext:value-type="float">
            <text:p>1720.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6064" calcext:value-type="float">
            <text:p>1720.3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9968" calcext:value-type="float">
            <text:p>1720.3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216" calcext:value-type="float">
            <text:p>1720.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8256" calcext:value-type="float">
            <text:p>1720.3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8256" calcext:value-type="float">
            <text:p>1720.3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9112" calcext:value-type="float">
            <text:p>1720.3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692" calcext:value-type="float">
            <text:p>1720.3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8632" calcext:value-type="float">
            <text:p>1720.3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5584" calcext:value-type="float">
            <text:p>1720.3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9488" calcext:value-type="float">
            <text:p>1720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0344" calcext:value-type="float">
            <text:p>1720.3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4248" calcext:value-type="float">
            <text:p>1720.2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8152" calcext:value-type="float">
            <text:p>1720.2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072" calcext:value-type="float">
            <text:p>1720.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1576" calcext:value-type="float">
            <text:p>1720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1576" calcext:value-type="float">
            <text:p>1720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2432" calcext:value-type="float">
            <text:p>1720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4144" calcext:value-type="float">
            <text:p>1720.2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548" calcext:value-type="float">
            <text:p>1720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2432" calcext:value-type="float">
            <text:p>1720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6336" calcext:value-type="float">
            <text:p>1720.2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3288" calcext:value-type="float">
            <text:p>1720.2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9384" calcext:value-type="float">
            <text:p>1720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3288" calcext:value-type="float">
            <text:p>1720.2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8904" calcext:value-type="float">
            <text:p>1720.2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5856" calcext:value-type="float">
            <text:p>1720.2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11952" calcext:value-type="float">
            <text:p>1720.2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2808" calcext:value-type="float">
            <text:p>1720.2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976" calcext:value-type="float">
            <text:p>1720.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976" calcext:value-type="float">
            <text:p>1720.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976" calcext:value-type="float">
            <text:p>1720.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2808" calcext:value-type="float">
            <text:p>1720.2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2808" calcext:value-type="float">
            <text:p>1720.2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18048" calcext:value-type="float">
            <text:p>1720.2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1096" calcext:value-type="float">
            <text:p>1720.2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024" calcext:value-type="float">
            <text:p>1720.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1576" calcext:value-type="float">
            <text:p>1720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4624" calcext:value-type="float">
            <text:p>1720.2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9384" calcext:value-type="float">
            <text:p>1720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548" calcext:value-type="float">
            <text:p>1720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2912" calcext:value-type="float">
            <text:p>1720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6816" calcext:value-type="float">
            <text:p>1720.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6816" calcext:value-type="float">
            <text:p>1720.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6336" calcext:value-type="float">
            <text:p>1720.2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7192" calcext:value-type="float">
            <text:p>1720.2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24144" calcext:value-type="float">
            <text:p>1720.2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2432" calcext:value-type="float">
            <text:p>1720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024" calcext:value-type="float">
            <text:p>1720.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39384" calcext:value-type="float">
            <text:p>1720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548" calcext:value-type="float">
            <text:p>1720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51576" calcext:value-type="float">
            <text:p>1720.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548" calcext:value-type="float">
            <text:p>1720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548" calcext:value-type="float">
            <text:p>1720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8528" calcext:value-type="float">
            <text:p>1720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6816" calcext:value-type="float">
            <text:p>1720.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3768" calcext:value-type="float">
            <text:p>1720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2912" calcext:value-type="float">
            <text:p>1720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9008" calcext:value-type="float">
            <text:p>1720.2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596" calcext:value-type="float">
            <text:p>1720.2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5104" calcext:value-type="float">
            <text:p>1720.2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4248" calcext:value-type="float">
            <text:p>1720.2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7296" calcext:value-type="float">
            <text:p>1720.2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8632" calcext:value-type="float">
            <text:p>1720.3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2536" calcext:value-type="float">
            <text:p>1720.3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5584" calcext:value-type="float">
            <text:p>1720.3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168" calcext:value-type="float">
            <text:p>1720.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692" calcext:value-type="float">
            <text:p>1720.3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9112" calcext:value-type="float">
            <text:p>1720.3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5208" calcext:value-type="float">
            <text:p>1720.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74" calcext:value-type="float">
            <text:p>1720.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1304" calcext:value-type="float">
            <text:p>1720.3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216" calcext:value-type="float">
            <text:p>1720.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6544" calcext:value-type="float">
            <text:p>1720.3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9592" calcext:value-type="float">
            <text:p>1720.3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9592" calcext:value-type="float">
            <text:p>1720.3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264" calcext:value-type="float">
            <text:p>1720.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3496" calcext:value-type="float">
            <text:p>1720.3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264" calcext:value-type="float">
            <text:p>1720.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9592" calcext:value-type="float">
            <text:p>1720.3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0448" calcext:value-type="float">
            <text:p>1720.3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0448" calcext:value-type="float">
            <text:p>1720.3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1304" calcext:value-type="float">
            <text:p>1720.3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5208" calcext:value-type="float">
            <text:p>1720.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3016" calcext:value-type="float">
            <text:p>1720.3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6064" calcext:value-type="float">
            <text:p>1720.3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3872" calcext:value-type="float">
            <text:p>1720.3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168" calcext:value-type="float">
            <text:p>1720.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9488" calcext:value-type="float">
            <text:p>1720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7296" calcext:value-type="float">
            <text:p>1720.2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912" calcext:value-type="float">
            <text:p>1720.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6816" calcext:value-type="float">
            <text:p>1720.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072" calcext:value-type="float">
            <text:p>1720.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6816" calcext:value-type="float">
            <text:p>1720.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69864" calcext:value-type="float">
            <text:p>1720.2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2056" calcext:value-type="float">
            <text:p>1720.2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88152" calcext:value-type="float">
            <text:p>1720.2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9488" calcext:value-type="float">
            <text:p>1720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168" calcext:value-type="float">
            <text:p>1720.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3872" calcext:value-type="float">
            <text:p>1720.3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7776" calcext:value-type="float">
            <text:p>1720.3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8632" calcext:value-type="float">
            <text:p>1720.3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0644" calcext:value-type="float">
            <text:p>1720.3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5584" calcext:value-type="float">
            <text:p>1720.3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18632" calcext:value-type="float">
            <text:p>1720.3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7776" calcext:value-type="float">
            <text:p>1720.3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4728" calcext:value-type="float">
            <text:p>1720.3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24728" calcext:value-type="float">
            <text:p>1720.3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30824" calcext:value-type="float">
            <text:p>1720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6064" calcext:value-type="float">
            <text:p>1720.3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3016" calcext:value-type="float">
            <text:p>1720.3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9112" calcext:value-type="float">
            <text:p>1720.3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4352" calcext:value-type="float">
            <text:p>1720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6064" calcext:value-type="float">
            <text:p>1720.3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46064" calcext:value-type="float">
            <text:p>1720.3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55208" calcext:value-type="float">
            <text:p>1720.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3496" calcext:value-type="float">
            <text:p>1720.3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74" calcext:value-type="float">
            <text:p>1720.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674" calcext:value-type="float">
            <text:p>1720.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8736" calcext:value-type="float">
            <text:p>1720.3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5688" calcext:value-type="float">
            <text:p>1720.3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88736" calcext:value-type="float">
            <text:p>1720.3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788" calcext:value-type="float">
            <text:p>1720.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4832" calcext:value-type="float">
            <text:p>1720.3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10072" calcext:value-type="float">
            <text:p>1720.4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19216" calcext:value-type="float">
            <text:p>1720.4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836" calcext:value-type="float">
            <text:p>1720.4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31408" calcext:value-type="float">
            <text:p>1720.4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436" calcext:value-type="float">
            <text:p>1720.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46648" calcext:value-type="float">
            <text:p>1720.4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52744" calcext:value-type="float">
            <text:p>1720.4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61888" calcext:value-type="float">
            <text:p>1720.4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61888" calcext:value-type="float">
            <text:p>1720.4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67984" calcext:value-type="float">
            <text:p>1720.4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77128" calcext:value-type="float">
            <text:p>1720.4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80176" calcext:value-type="float">
            <text:p>1720.4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92368" calcext:value-type="float">
            <text:p>1720.4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86272" calcext:value-type="float">
            <text:p>1720.4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71032" calcext:value-type="float">
            <text:p>1720.4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71032" calcext:value-type="float">
            <text:p>1720.4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80176" calcext:value-type="float">
            <text:p>1720.4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64936" calcext:value-type="float">
            <text:p>1720.4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49696" calcext:value-type="float">
            <text:p>1720.4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52744" calcext:value-type="float">
            <text:p>1720.4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49696" calcext:value-type="float">
            <text:p>1720.4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34456" calcext:value-type="float">
            <text:p>1720.4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10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76544" calcext:value-type="float">
            <text:p>1720.3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08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96712" calcext:value-type="float">
            <text:p>1720.1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06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7408" calcext:value-type="float">
            <text:p>1720.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1-04-0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620384" calcext:value-type="float">
            <text:p>1720.6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20-11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574408" calcext:value-type="float">
            <text:p>1721.5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9-09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2724" calcext:value-type="float">
            <text:p>1722.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9-07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388224" calcext:value-type="float">
            <text:p>1722.3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9-05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452232" calcext:value-type="float">
            <text:p>1722.4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9-03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69912" calcext:value-type="float">
            <text:p>1722.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66864" calcext:value-type="float">
            <text:p>1722.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11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574152" calcext:value-type="float">
            <text:p>1722.5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09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479664" calcext:value-type="float">
            <text:p>1722.4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07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504048" calcext:value-type="float">
            <text:p>1722.5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05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766176" calcext:value-type="float">
            <text:p>1722.7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03-0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796656" calcext:value-type="float">
            <text:p>1722.7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8-01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753984" calcext:value-type="float">
            <text:p>1722.7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11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610728" calcext:value-type="float">
            <text:p>1722.6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09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54672" calcext:value-type="float">
            <text:p>1722.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07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430896" calcext:value-type="float">
            <text:p>1722.4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05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686928" calcext:value-type="float">
            <text:p>1722.6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03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571104" calcext:value-type="float">
            <text:p>1722.5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7-01-1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452232" calcext:value-type="float">
            <text:p>1722.4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11-0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275448" calcext:value-type="float">
            <text:p>1722.2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09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113904" calcext:value-type="float">
            <text:p>1722.1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07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019416" calcext:value-type="float">
            <text:p>1722.0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05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909688" calcext:value-type="float">
            <text:p>1721.9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03-1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714616" calcext:value-type="float">
            <text:p>1721.7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6-01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89064" calcext:value-type="float">
            <text:p>1721.4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11-0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260464" calcext:value-type="float">
            <text:p>1721.2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08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888608" calcext:value-type="float">
            <text:p>1720.8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07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46392" calcext:value-type="float">
            <text:p>1721.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05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43344" calcext:value-type="float">
            <text:p>1721.4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03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370192" calcext:value-type="float">
            <text:p>1721.3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5-01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290944" calcext:value-type="float">
            <text:p>1721.2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11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217792" calcext:value-type="float">
            <text:p>1721.2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09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077584" calcext:value-type="float">
            <text:p>1721.0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08-1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983096" calcext:value-type="float">
            <text:p>1720.9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05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928232" calcext:value-type="float">
            <text:p>1720.9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03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056248" calcext:value-type="float">
            <text:p>1721.0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4-01-0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909944" calcext:value-type="float">
            <text:p>1720.9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11-0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644768" calcext:value-type="float">
            <text:p>1720.6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09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0626" calcext:value-type="float">
            <text:p>1720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07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2872" calcext:value-type="float">
            <text:p>1719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2836" calcext:value-type="float">
            <text:p>1720.4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03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86272" calcext:value-type="float">
            <text:p>1720.4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3-01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474336" calcext:value-type="float">
            <text:p>1719.4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2-11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84776" calcext:value-type="float">
            <text:p>1719.1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2-05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95544" calcext:value-type="float">
            <text:p>1719.9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2-03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72912" calcext:value-type="float">
            <text:p>1720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2-01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77256" calcext:value-type="float">
            <text:p>1719.9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1-11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7.51752" calcext:value-type="float">
            <text:p>1717.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1-03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501768" calcext:value-type="float">
            <text:p>1719.5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1-02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31584" calcext:value-type="float">
            <text:p>1719.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1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78244" calcext:value-type="float">
            <text:p>1718.7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09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63004" calcext:value-type="float">
            <text:p>1718.6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07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7.694304" calcext:value-type="float">
            <text:p>1717.6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05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7.310256" calcext:value-type="float">
            <text:p>1717.3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03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758056" calcext:value-type="float">
            <text:p>1718.7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10-01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1292" calcext:value-type="float">
            <text:p>1718.8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9-09-0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17284" calcext:value-type="float">
            <text:p>1718.1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9-05-0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011296" calcext:value-type="float">
            <text:p>1718.0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9-03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01312" calcext:value-type="float">
            <text:p>1718.9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9-01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34256" calcext:value-type="float">
            <text:p>1718.8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8-11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620896" calcext:value-type="float">
            <text:p>1718.6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8-05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64736" calcext:value-type="float">
            <text:p>1718.8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8-03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86656" calcext:value-type="float">
            <text:p>1718.9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8-01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01312" calcext:value-type="float">
            <text:p>1718.9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303904" calcext:value-type="float">
            <text:p>1718.3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05092" calcext:value-type="float">
            <text:p>1718.0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7-05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764152" calcext:value-type="float">
            <text:p>1718.7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7-03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78244" calcext:value-type="float">
            <text:p>1718.7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7-01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19016" calcext:value-type="float">
            <text:p>1718.8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11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86072" calcext:value-type="float">
            <text:p>1718.8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0436" calcext:value-type="float">
            <text:p>1718.9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07-1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196" calcext:value-type="float">
            <text:p>1718.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05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68368" calcext:value-type="float">
            <text:p>1718.9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03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17136" calcext:value-type="float">
            <text:p>1719.0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6-01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01896" calcext:value-type="float">
            <text:p>1719.0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5676" calcext:value-type="float">
            <text:p>1719.0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26864" calcext:value-type="float">
            <text:p>1719.1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69536" calcext:value-type="float">
            <text:p>1719.1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60392" calcext:value-type="float">
            <text:p>1719.1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90288" calcext:value-type="float">
            <text:p>1719.0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78096" calcext:value-type="float">
            <text:p>1719.0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93336" calcext:value-type="float">
            <text:p>1719.0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62856" calcext:value-type="float">
            <text:p>1719.0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53712" calcext:value-type="float">
            <text:p>1719.0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3484" calcext:value-type="float">
            <text:p>1718.9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590416" calcext:value-type="float">
            <text:p>1718.5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392296" calcext:value-type="float">
            <text:p>1718.3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81144" calcext:value-type="float">
            <text:p>1719.0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724528" calcext:value-type="float">
            <text:p>1718.7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4624" calcext:value-type="float">
            <text:p>1718.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98264" calcext:value-type="float">
            <text:p>1718.8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25696" calcext:value-type="float">
            <text:p>1718.9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53128" calcext:value-type="float">
            <text:p>1718.9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68368" calcext:value-type="float">
            <text:p>1718.9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989704" calcext:value-type="float">
            <text:p>1718.9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53712" calcext:value-type="float">
            <text:p>1719.0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84192" calcext:value-type="float">
            <text:p>1719.0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14672" calcext:value-type="float">
            <text:p>1719.1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42104" calcext:value-type="float">
            <text:p>1719.1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8.819016" calcext:value-type="float">
            <text:p>1718.8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227448" calcext:value-type="float">
            <text:p>1719.2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3006" calcext:value-type="float">
            <text:p>1719.3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248784" calcext:value-type="float">
            <text:p>1719.2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75632" calcext:value-type="float">
            <text:p>1719.1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23816" calcext:value-type="float">
            <text:p>1719.1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08724" calcext:value-type="float">
            <text:p>1719.0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142104" calcext:value-type="float">
            <text:p>1719.1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203064" calcext:value-type="float">
            <text:p>1719.2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395088" calcext:value-type="float">
            <text:p>1719.3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25488" calcext:value-type="float">
            <text:p>1719.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48348" calcext:value-type="float">
            <text:p>1719.4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553584" calcext:value-type="float">
            <text:p>1719.5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2064" calcext:value-type="float">
            <text:p>1719.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75504" calcext:value-type="float">
            <text:p>1719.6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99888" calcext:value-type="float">
            <text:p>1719.6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21224" calcext:value-type="float">
            <text:p>1719.7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74256" calcext:value-type="float">
            <text:p>1719.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21808" calcext:value-type="float">
            <text:p>1719.8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37048" calcext:value-type="float">
            <text:p>1719.8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01056" calcext:value-type="float">
            <text:p>1719.9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867528" calcext:value-type="float">
            <text:p>1719.8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75504" calcext:value-type="float">
            <text:p>1719.6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443856" calcext:value-type="float">
            <text:p>1719.4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58968" calcext:value-type="float">
            <text:p>1719.9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054" calcext:value-type="float">
            <text:p>1719.6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916296" calcext:value-type="float">
            <text:p>1719.9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629784" calcext:value-type="float">
            <text:p>1719.6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318888" calcext:value-type="float">
            <text:p>1719.3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23964" calcext:value-type="float">
            <text:p>1719.2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9.535296" calcext:value-type="float">
            <text:p>1719.5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400928" calcext:value-type="float">
            <text:p>1720.4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394832" calcext:value-type="float">
            <text:p>1720.3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132704" calcext:value-type="float">
            <text:p>1720.1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42432" calcext:value-type="float">
            <text:p>1720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77888" calcext:value-type="float">
            <text:p>1720.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693536" calcext:value-type="float">
            <text:p>1720.6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205856" calcext:value-type="float">
            <text:p>1720.2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589904" calcext:value-type="float">
            <text:p>1720.5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559424" calcext:value-type="float">
            <text:p>1720.5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034912" calcext:value-type="float">
            <text:p>1721.0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004432" calcext:value-type="float">
            <text:p>1721.0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80936" calcext:value-type="float">
            <text:p>1720.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525896" calcext:value-type="float">
            <text:p>1720.5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830696" calcext:value-type="float">
            <text:p>1720.8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199504" calcext:value-type="float">
            <text:p>1721.1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766688" calcext:value-type="float">
            <text:p>1720.7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4944" calcext:value-type="float">
            <text:p>1721.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86016" calcext:value-type="float">
            <text:p>1721.4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443344" calcext:value-type="float">
            <text:p>1721.4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2818" calcext:value-type="float">
            <text:p>1721.2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867272" calcext:value-type="float">
            <text:p>1720.8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309232" calcext:value-type="float">
            <text:p>1721.3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29704" calcext:value-type="float">
            <text:p>1721.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361048" calcext:value-type="float">
            <text:p>1721.3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2.308976" calcext:value-type="float">
            <text:p>1722.3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1.748144" calcext:value-type="float">
            <text:p>1721.7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0.516752" calcext:value-type="float">
            <text:p>1720.5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402952" calcext:value-type="float">
            <text:p>1724.4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509632" calcext:value-type="float">
            <text:p>1724.5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028048" calcext:value-type="float">
            <text:p>1724.0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692512" calcext:value-type="float">
            <text:p>1724.6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5584" calcext:value-type="float">
            <text:p>1724.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662032" calcext:value-type="float">
            <text:p>1724.6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39076" calcext:value-type="float">
            <text:p>1724.3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5.253344" calcext:value-type="float">
            <text:p>1725.2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5.585576" calcext:value-type="float">
            <text:p>1725.5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4.683368" calcext:value-type="float">
            <text:p>1724.6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5.256392" calcext:value-type="float">
            <text:p>1725.2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5.21372" calcext:value-type="float">
            <text:p>1725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8104232201</text:p>
          </table:table-cell>
          <table:table-cell office:value-type="string" calcext:value-type="string">
            <text:p>SC01506324DAB QAL14</text:p>
          </table:table-cell>
          <table:table-cell office:value-type="string" calcext:value-type="string">
            <text:p>196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5.509376" calcext:value-type="float">
            <text:p>1725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70" meta:object-count="0"/>
    <meta:user-defined meta:name="AppVersion">3.0</meta:user-defined>
  </office:meta>
</office:document-meta>
</file>